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6976in" svg:y="2.4248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4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26596274885768">
            <text:p>0.9265962749</text:p>
          </table:table-cell>
          <table:table-cell office:value-type="float" office:value="0.0846774193548387">
            <text:p>0.084677419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10072200868432">
            <text:p>0.9100722009</text:p>
          </table:table-cell>
          <table:table-cell office:value-type="float" office:value="0.092741935483871">
            <text:p>0.09274193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80016552943743">
            <text:p>0.8800165529</text:p>
          </table:table-cell>
          <table:table-cell office:value-type="float" office:value="0.173387096774194">
            <text:p>0.17338709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33628179326486">
            <text:p>0.8336281793</text:p>
          </table:table-cell>
          <table:table-cell office:value-type="float" office:value="0.266129032258064">
            <text:p>0.266129032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07183123431133">
            <text:p>0.8071831234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82806065027418">
            <text:p>0.782806065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60741153829511">
            <text:p>0.7607411538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4255804753406">
            <text:p>0.7425580475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2739398303938">
            <text:p>0.727393983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1405717483783">
            <text:p>0.7140571748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01888948068262">
            <text:p>0.7018889481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90514499200213">
            <text:p>0.6905144992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79686970975716">
            <text:p>0.679686971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69190168356765">
            <text:p>0.6691901684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58824895863989">
            <text:p>0.6588248959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4846987024041">
            <text:p>0.6484698702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38104768609448">
            <text:p>0.6381047686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27799849031379">
            <text:p>0.627799849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17684322070844">
            <text:p>0.6176843221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07902418261396">
            <text:p>0.6079024183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598521796775699">
            <text:p>0.5985217968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89544289896576">
            <text:p>0.5895442899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80964537108334">
            <text:p>0.5809645371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72782548191265">
            <text:p>0.5727825482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649481796287">
            <text:p>0.5649481796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57378551700222">
            <text:p>0.5573785517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549996018971654">
            <text:p>0.549996019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42719497508348">
            <text:p>0.5427194975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35454461653098">
            <text:p>0.5354544617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28132044934299">
            <text:p>0.5281320449</text:p>
          </table:table-cell>
          <table:table-cell office:value-type="float" office:value="0.592741935483871">
            <text:p>0.592741935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520745394411503">
            <text:p>0.5207453944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513368988916527">
            <text:p>0.5133689889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06124099945621">
            <text:p>0.5061240999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99046881852623">
            <text:p>0.4990468819</text:p>
          </table:table-cell>
          <table:table-cell office:value-type="float" office:value="0.641129032258065">
            <text:p>0.641129032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92128170946217">
            <text:p>0.4921281709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85390168629988">
            <text:p>0.4853901686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7884644409896">
            <text:p>0.4788464441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72533924336907">
            <text:p>0.4725339243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66478963271504">
            <text:p>0.4664789633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60544266458688">
            <text:p>0.4605442665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54651163009326">
            <text:p>0.454651163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49055109788405">
            <text:p>0.4490551098</text:p>
          </table:table-cell>
          <table:table-cell office:value-type="float" office:value="0.689516129032258">
            <text:p>0.68951612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43645003674094">
            <text:p>0.4436450037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38534569759844">
            <text:p>0.4385345698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34025919026327">
            <text:p>0.434025919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29576106200783">
            <text:p>0.4295761062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24741577997593">
            <text:p>0.424741578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19923730200019">
            <text:p>0.4199237302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1525451973645">
            <text:p>0.4152545197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10726395212293">
            <text:p>0.4107263952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406322546298753">
            <text:p>0.4063225463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402021576080131">
            <text:p>0.4020215761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97828701992349">
            <text:p>0.397828702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393764189422692">
            <text:p>0.3937641894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89838167041299">
            <text:p>0.389838167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86004966010034">
            <text:p>0.386004966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382201521364738">
            <text:p>0.3822015214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78475678558839">
            <text:p>0.3784756786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74917525261233">
            <text:p>0.3749175253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71428114975945">
            <text:p>0.371428115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6775885407193">
            <text:p>0.3677588541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63753982069767">
            <text:p>0.3637539821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59583440448254">
            <text:p>0.3595834404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355688733623932">
            <text:p>0.3556887336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52090998070308">
            <text:p>0.3520909981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48245058022638">
            <text:p>0.348245058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344423743605648">
            <text:p>0.3444237436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340777398805777">
            <text:p>0.3407773988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337198755424212">
            <text:p>0.3371987554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33603366689076">
            <text:p>0.3336033667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330019749819907">
            <text:p>0.330019749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326373863735613">
            <text:p>0.3263738637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323235555702497">
            <text:p>0.3232355557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319654682542564">
            <text:p>0.3196546825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315654887964312">
            <text:p>0.315654888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311749513086738">
            <text:p>0.3117495131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307988549174581">
            <text:p>0.3079885492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30432390265521">
            <text:p>0.3043239027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300634730796946">
            <text:p>0.3006347308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96783159977501">
            <text:p>0.29678316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92857676293401">
            <text:p>0.2928576763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89011613741063">
            <text:p>0.2890116137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85299234550489">
            <text:p>0.2852992346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81689104319564">
            <text:p>0.2816891043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78095341645687">
            <text:p>0.2780953416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74425367460062">
            <text:p>0.2744253675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69965663144173">
            <text:p>0.2699656631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65841086499744">
            <text:p>0.2658410865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63199888085772">
            <text:p>0.2631998881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6031144717971">
            <text:p>0.2603114472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57353642794888">
            <text:p>0.2573536428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5444491973198">
            <text:p>0.2544449197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51564567870841">
            <text:p>0.2515645679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48717260682348">
            <text:p>0.2487172607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45832685334594">
            <text:p>0.2458326853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42922021650395">
            <text:p>0.2429220217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4014638584053">
            <text:p>0.2401463858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37603220857294">
            <text:p>0.2376032209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3528439964918">
            <text:p>0.2352843996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33069866978077">
            <text:p>0.233069867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30865287843816">
            <text:p>0.2308652878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28657151045647">
            <text:p>0.228657151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26438355175745">
            <text:p>0.2264383552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24191218435221">
            <text:p>0.2241912184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21952064975199">
            <text:p>0.221952065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1969759657263">
            <text:p>0.2196975966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17424819166853">
            <text:p>0.2174248192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15466224050811">
            <text:p>0.2154662241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13753178358552">
            <text:p>0.2137531784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12063885836648">
            <text:p>0.2120638858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211347601560158">
            <text:p>0.2113476016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211250512249915">
            <text:p>0.2112505122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08010417546646">
            <text:p>0.2080104175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20575051004319">
            <text:p>0.20575051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203290530411311">
            <text:p>0.2032905304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00856032477722">
            <text:p>0.2008560325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98022538794262">
            <text:p>0.1980225388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96358505580478">
            <text:p>0.1963585056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94650283172638">
            <text:p>0.1946502832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93804283524198">
            <text:p>0.1938042835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93407018739653">
            <text:p>0.1934070187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92483876603876">
            <text:p>0.1924838766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89900233882473">
            <text:p>0.1899002339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87516299957284">
            <text:p>0.1875163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8532824161783">
            <text:p>0.1853282416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82963985855958">
            <text:p>0.1829639859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80925730891136">
            <text:p>0.1809257309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7976885679058">
            <text:p>0.1797688568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80503540577531">
            <text:p>0.1805035406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86849262878146">
            <text:p>0.1868492629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77938197293104">
            <text:p>0.1779381973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79897607848626">
            <text:p>0.1798976078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74308053853418">
            <text:p>0.1743080539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76305099793091">
            <text:p>0.1763050998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78415756227615">
            <text:p>0.1784157562</text:p>
          </table:table-cell>
          <table:table-cell office:value-type="float" office:value="0.745967741935484">
            <text:p>0.7459677419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72476144802586">
            <text:p>0.1724761448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72341233982414">
            <text:p>0.172341234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72689581240762">
            <text:p>0.1726895812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6655254069059">
            <text:p>0.1665525407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66426593322548">
            <text:p>0.1664265933</text:p>
          </table:table-cell>
          <table:table-cell office:value-type="float" office:value="0.766129032258065">
            <text:p>0.7661290323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64001603704221">
            <text:p>0.1640016037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62605565224646">
            <text:p>0.1626055652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8418655146495">
            <text:p>0.1584186551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60725123178811">
            <text:p>0.1607251232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57517972094657">
            <text:p>0.1575179721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55985930858967">
            <text:p>0.1559859309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55690953608977">
            <text:p>0.1556909536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5433829247569">
            <text:p>0.1554338292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54697450512015">
            <text:p>0.1546974505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56233445503103">
            <text:p>0.1562334455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52764822877719">
            <text:p>0.1527648229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51377478666788">
            <text:p>0.1513774787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49631487533523">
            <text:p>0.1496314875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49049487787453">
            <text:p>0.1490494878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008792133731">
            <text:p>0.1500879213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43801179968988">
            <text:p>0.14380118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48135410250422">
            <text:p>0.1481354103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0405327021181">
            <text:p>0.150405327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43285754615052">
            <text:p>0.1432857546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49461625901266">
            <text:p>0.1494616259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43452654717613">
            <text:p>0.1434526547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42981267689052">
            <text:p>0.1429812677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39643687840962">
            <text:p>0.1396436878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40790043268166">
            <text:p>0.1407900433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38899690672344">
            <text:p>0.1388996907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36427245989145">
            <text:p>0.136427246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32266942412024">
            <text:p>0.1322669424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31978857938746">
            <text:p>0.1319788579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34326939330999">
            <text:p>0.1343269393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32824852293354">
            <text:p>0.1328248523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30726688615355">
            <text:p>0.1307266886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26683194436415">
            <text:p>0.1266831944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31227437534526">
            <text:p>0.1312274375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2665995692603">
            <text:p>0.1266599569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32529950779071">
            <text:p>0.1325299508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28462435783185">
            <text:p>0.1284624358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3080538730195">
            <text:p>0.1308053873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24843700279758">
            <text:p>0.1248437003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28351811583349">
            <text:p>0.1283518116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23426643150262">
            <text:p>0.1234266432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24706985482381">
            <text:p>0.1247069855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2468644407154">
            <text:p>0.1246864441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19504653631084">
            <text:p>0.1195046536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19174927448384">
            <text:p>0.1191749274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23620062323446">
            <text:p>0.1236200623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23628322682722">
            <text:p>0.1236283227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17284921357473">
            <text:p>0.1172849214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19508346173089">
            <text:p>0.1195083462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18702720427087">
            <text:p>0.1187027204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18427248455835">
            <text:p>0.1184272485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16890800849574">
            <text:p>0.1168908008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15337735423709">
            <text:p>0.1153377354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17834887340767">
            <text:p>0.1178348873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12757689582251">
            <text:p>0.1127576896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10604088765134">
            <text:p>0.1106040888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07904617308483">
            <text:p>0.1079046173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11391087336677">
            <text:p>0.1113910873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159756394609">
            <text:p>0.1159756395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05329384309831">
            <text:p>0.1053293843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05803009557999">
            <text:p>0.1058030096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044690771681">
            <text:p>0.1044690772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08571979587691">
            <text:p>0.1085719796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07089876522935">
            <text:p>0.1070898765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00688525517348">
            <text:p>0.1006885255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09194295220744">
            <text:p>0.1091942952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01182551493974">
            <text:p>0.1011825515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00721732547632">
            <text:p>0.1007217325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0395461929753">
            <text:p>0.1039546193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999959252758117">
            <text:p>0.0999959253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01670912504861">
            <text:p>0.1016709125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995979045647401">
            <text:p>0.0995979046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954080994040817">
            <text:p>0.0954080994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944758036574972">
            <text:p>0.0944758037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02359493194381">
            <text:p>0.1023594932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07866000317775">
            <text:p>0.1078660003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01345578598445">
            <text:p>0.1013455786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93305067911241">
            <text:p>0.0933050679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909505636384685">
            <text:p>0.0909505636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993623335509272">
            <text:p>0.0993623336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03345157157873">
            <text:p>0.1033451572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889599484766045">
            <text:p>0.0889599485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86070036478632">
            <text:p>0.0860700365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894730153623742">
            <text:p>0.0894730154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951580775276284">
            <text:p>0.0951580775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889142367266198">
            <text:p>0.0889142367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904641023307659">
            <text:p>0.0904641023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888303046506062">
            <text:p>0.0888303047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856699515224167">
            <text:p>0.0856699515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924088896077659">
            <text:p>0.0924088896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778482925423661">
            <text:p>0.0778482925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863701934938605">
            <text:p>0.0863701935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848479013954367">
            <text:p>0.0848479014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789650056176761">
            <text:p>0.0789650056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841641268566016">
            <text:p>0.0841641269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816903335536348">
            <text:p>0.0816903336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855452472746218">
            <text:p>0.0855452473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874213373801756">
            <text:p>0.0874213374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851067071633536">
            <text:p>0.0851067072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930091471872094">
            <text:p>0.0930091472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895945287765287">
            <text:p>0.0895945288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845788267563599">
            <text:p>0.0845788268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0859785996695">
            <text:p>0.10859786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903670720295412">
            <text:p>0.090367072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823859160236006">
            <text:p>0.082385916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793641765192259">
            <text:p>0.0793641765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770388589072386">
            <text:p>0.0770388589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807311622708786">
            <text:p>0.0807311623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927461042894967">
            <text:p>0.0927461043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845463668236431">
            <text:p>0.0845463668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848959013825027">
            <text:p>0.0848959014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780493194163663">
            <text:p>0.0780493194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889775835504635">
            <text:p>0.0889775836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766771972423205">
            <text:p>0.0766771972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774949740592246">
            <text:p>0.0774949741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776913809600578">
            <text:p>0.077691381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794032081785313">
            <text:p>0.0794032082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761986644158721">
            <text:p>0.0761986644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73036209623854">
            <text:p>0.0730362096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708364283389369">
            <text:p>0.0708364283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784521934328892">
            <text:p>0.0784521934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938559672095896">
            <text:p>0.0938559672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813491685396372">
            <text:p>0.0813491685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750235427010746">
            <text:p>0.0750235427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786122490988779">
            <text:p>0.0786122491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79332999149688">
            <text:p>0.0793329991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798779430923294">
            <text:p>0.0798779431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745476609613597">
            <text:p>0.074547661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686320415622423">
            <text:p>0.0686320416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765482497817109">
            <text:p>0.0765482498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66758488309238">
            <text:p>0.0667584883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6188636556491">
            <text:p>0.061886365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712263155494669">
            <text:p>0.0712263155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674919818083667">
            <text:p>0.0674919818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647250250014767">
            <text:p>0.064725025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701687859743374">
            <text:p>0.070168786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636124339159172">
            <text:p>0.0636124339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598870301853029">
            <text:p>0.0598870302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594516051478274">
            <text:p>0.0594516051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630696441801977">
            <text:p>0.0630696442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719286282801252">
            <text:p>0.0719286283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627207152115974">
            <text:p>0.0627207152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576392042989872">
            <text:p>0.0576392043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599683553632221">
            <text:p>0.0599683554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570662919445368">
            <text:p>0.0570662919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583516526794058">
            <text:p>0.0583516527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53565351299149">
            <text:p>0.0535653513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585706284623329">
            <text:p>0.0585706285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542776785442324">
            <text:p>0.0542776785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5777647820459">
            <text:p>0.0577764782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575776324599302">
            <text:p>0.0575776325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548454776219972">
            <text:p>0.054845477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545673911725521">
            <text:p>0.0545673912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589071457123537">
            <text:p>0.058907145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526098385561467">
            <text:p>0.0526098386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531803526408683">
            <text:p>0.0531803526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588311948571807">
            <text:p>0.0588311949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517768653201308">
            <text:p>0.0517768653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492203409992849">
            <text:p>0.049220341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478503690128348">
            <text:p>0.047850369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519112143412182">
            <text:p>0.0519112143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476731955047474">
            <text:p>0.0476731955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498210533366156">
            <text:p>0.0498210533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555274570964391">
            <text:p>0.0555274571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55462370189352">
            <text:p>0.0554623702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46856600569674">
            <text:p>0.0468566006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468006151820414">
            <text:p>0.0468006152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507099593772287">
            <text:p>0.0507099594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470590666150491">
            <text:p>0.0470590666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438204140707255">
            <text:p>0.0438204141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519126633084273">
            <text:p>0.0519126633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47726818287554">
            <text:p>0.047726818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455473053614966">
            <text:p>0.0455473054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424171559141036">
            <text:p>0.0424171559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483014211594709">
            <text:p>0.0483014212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606573255544773">
            <text:p>0.0606573256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425801814052565">
            <text:p>0.0425801814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421892398995109">
            <text:p>0.0421892399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470057562247111">
            <text:p>0.0470057562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512664644404567">
            <text:p>0.051266464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447665853856176">
            <text:p>0.0447665854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383671507483989">
            <text:p>0.0383671507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402288131653377">
            <text:p>0.0402288132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464041362738718">
            <text:p>0.0464041363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416989285915423">
            <text:p>0.0416989286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412707851252374">
            <text:p>0.0412707851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480691830531733">
            <text:p>0.0480691831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391241970864339">
            <text:p>0.0391241971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366387395521777">
            <text:p>0.0366387396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378369573704115">
            <text:p>0.037836957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371402610108784">
            <text:p>0.037140261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366506624639969">
            <text:p>0.0366506625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379257229599761">
            <text:p>0.037925723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40050634311435">
            <text:p>0.0400506343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353907604346182">
            <text:p>0.035390760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357438093591553">
            <text:p>0.035743809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350104913169832">
            <text:p>0.0350104913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358894971396996">
            <text:p>0.0358894971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444771851843752">
            <text:p>0.0444771852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360152871077746">
            <text:p>0.0360152871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448139355285261">
            <text:p>0.0448139355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384216095854721">
            <text:p>0.0384216096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350665034210079">
            <text:p>0.035066503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346736984895589">
            <text:p>0.0346736985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404127988191521">
            <text:p>0.0404127988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36858978304527">
            <text:p>0.0368589783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415230758972872">
            <text:p>0.0415230759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37441052432514">
            <text:p>0.037441052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36426307440565">
            <text:p>0.0364263074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414822245832333">
            <text:p>0.041482224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375948805750899">
            <text:p>0.0375948806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35562870576071">
            <text:p>0.0355628706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384615251444172">
            <text:p>0.0384615251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334672217669769">
            <text:p>0.033467221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342163547217725">
            <text:p>0.0342163547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341689927066378">
            <text:p>0.0341689927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346975593210128">
            <text:p>0.0346975593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369365800177344">
            <text:p>0.03693658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355300660636827">
            <text:p>0.0355300661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347560300631181">
            <text:p>0.0347560301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374657803065113">
            <text:p>0.0374657803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341982143656719">
            <text:p>0.034198214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34017305291995">
            <text:p>0.0340173053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331416079185284">
            <text:p>0.0331416079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336150575075987">
            <text:p>0.0336150575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324416284459183">
            <text:p>0.032441628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338196528023468">
            <text:p>0.0338196528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317510754618024">
            <text:p>0.0317510755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316192903977562">
            <text:p>0.0316192904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316288662919336">
            <text:p>0.0316288663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315126099873996">
            <text:p>0.03151261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315359152126345">
            <text:p>0.0315359152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313883312648101">
            <text:p>0.0313883313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315064376273999">
            <text:p>0.0315064376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313209233030247">
            <text:p>0.0313209233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329783002799221">
            <text:p>0.0329783003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331867102117432">
            <text:p>0.0331867102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310590804579092">
            <text:p>0.0310590805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323344648725536">
            <text:p>0.0323344649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322027331779389">
            <text:p>0.0322027332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321136305177213">
            <text:p>0.0321136305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315558449269312">
            <text:p>0.0315558449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306777113863361">
            <text:p>0.0306777114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309679277910958">
            <text:p>0.0309679278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302397190284616">
            <text:p>0.030239719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308237873903891">
            <text:p>0.0308237874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297967268506284">
            <text:p>0.0297967269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308718536310608">
            <text:p>0.0308718536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296071991150287">
            <text:p>0.0296071991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303728936555805">
            <text:p>0.0303728937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294199259049464">
            <text:p>0.0294199259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301679598487591">
            <text:p>0.0301679598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292605568030876">
            <text:p>0.029260556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299163430449293">
            <text:p>0.029916343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291502438135265">
            <text:p>0.029150243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296348135685695">
            <text:p>0.0296348136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291078305221977">
            <text:p>0.0291078305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293126207771965">
            <text:p>0.029312620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289908925500576">
            <text:p>0.0289908926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289632841799322">
            <text:p>0.0289632842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288070182404069">
            <text:p>0.0288070182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287244031885074">
            <text:p>0.0287244032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286301267798207">
            <text:p>0.028630126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285456690446443">
            <text:p>0.028545669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284661634981042">
            <text:p>0.0284661635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283908920374344">
            <text:p>0.028390892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283189791772621">
            <text:p>0.0283189792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282497194529532">
            <text:p>0.0282497195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281827083854378">
            <text:p>0.0281827084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281177448878715">
            <text:p>0.028117744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280547544558971">
            <text:p>0.0280547545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279937242160185">
            <text:p>0.0279937242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279346590216303">
            <text:p>0.02793465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278775558602725">
            <text:p>0.027877555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27822392614287">
            <text:p>0.0278223926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27769126587351">
            <text:p>0.0277691266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277176984656925">
            <text:p>0.0277176985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276680383080568">
            <text:p>0.0276680383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276200713845058">
            <text:p>0.0276200714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275737228356974">
            <text:p>0.0275737228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275289209366327">
            <text:p>0.027528920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274855991737091">
            <text:p>0.0274855992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274436974768301">
            <text:p>0.027443697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274031629214399">
            <text:p>0.0274031629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273639501312226">
            <text:p>0.0273639501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273260215269695">
            <text:p>0.027326021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272893475015992">
            <text:p>0.027289347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272539065575762">
            <text:p>0.0272539066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272196854163183">
            <text:p>0.0272196854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271866790944384">
            <text:p>0.0271866791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271548909356001">
            <text:p>0.0271548909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271243325882456">
            <text:p>0.0271243326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270950239287917">
            <text:p>0.0270950239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270669929473035">
            <text:p>0.0270669929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270402756368044">
            <text:p>0.0270402756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270149159547012">
            <text:p>0.027014916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269909659518102">
            <text:p>0.026990966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269684861947448">
            <text:p>0.0269684862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269475466615187">
            <text:p>0.0269475467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269282284075589">
            <text:p>0.0269282284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269106265135876">
            <text:p>0.026910626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268948551076856">
            <text:p>0.0268948551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268810554615586">
            <text:p>0.026881055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268694081343233">
            <text:p>0.0268694081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268601500246439">
            <text:p>0.0268601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268535979256128">
            <text:p>0.0268535979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26850183693753">
            <text:p>0.0268501837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268505150022748">
            <text:p>0.02685051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268554921151834">
            <text:p>0.0268554921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268665359258473">
            <text:p>0.0268665359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268860137528492">
            <text:p>0.0268860138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269179874282334">
            <text:p>0.0269179874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269694782152838">
            <text:p>0.0269694782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270523484322404">
            <text:p>0.0270523484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271811679681372">
            <text:p>0.027181168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273369927554588">
            <text:p>0.0273369928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274261929170192">
            <text:p>0.027426192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274516178257836">
            <text:p>0.0274516178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27434681831606">
            <text:p>0.0274346818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274103037428476">
            <text:p>0.0274103037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273902173079325">
            <text:p>0.0273902173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267760489575827">
            <text:p>0.02677604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276553931600825">
            <text:p>0.0276553932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360824184274821">
            <text:p>0.0360824184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268902864468954">
            <text:p>0.0268902864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270418126507303">
            <text:p>0.0270418127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267115750262949">
            <text:p>0.026711575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27274026006413">
            <text:p>0.027274026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615295315521349">
            <text:p>0.0615295316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364305083689056">
            <text:p>0.0364305084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294944884399598">
            <text:p>0.0294944884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265536868443022">
            <text:p>0.026553686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27163306739985">
            <text:p>0.0271633067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26624208025626">
            <text:p>0.02662420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270175018668374">
            <text:p>0.0270175019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267148860092597">
            <text:p>0.026714886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268644551443587">
            <text:p>0.0268644551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26630809021317">
            <text:p>0.026630809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267663911236912">
            <text:p>0.0267663911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264602196110992">
            <text:p>0.0264602196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268321795591541">
            <text:p>0.026832179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263945191997088">
            <text:p>0.0263945192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268480147251106">
            <text:p>0.0268480147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26370167287376">
            <text:p>0.0263701673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270191787297549">
            <text:p>0.0270191787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266159950522023">
            <text:p>0.0266159951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266239272554715">
            <text:p>0.0266239273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26746638905681">
            <text:p>0.0267466389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265280219155888">
            <text:p>0.026528021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29589803352893">
            <text:p>0.029589803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307820045204446">
            <text:p>0.0307820045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275121781689689">
            <text:p>0.0275121782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265904803598008">
            <text:p>0.0265904804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275913610911809">
            <text:p>0.0275913611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26310268850638">
            <text:p>0.0263102689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266425725723711">
            <text:p>0.0266425726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270855638597004">
            <text:p>0.0270855639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268943248097392">
            <text:p>0.0268943248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269710245094682">
            <text:p>0.0269710245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269498524348826">
            <text:p>0.0269498524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269338146010538">
            <text:p>0.0269338146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string">
            <text:p>Time to train (in seconds): 85.001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9784366576819407</text:p>
          </table:table-cell>
          <table:table-cell table:number-columns-repeated="3"/>
        </table:table-row>
        <table:table-row table:style-name="ro1">
          <table:table-cell office:value-type="string">
            <text:p>Test set accuracy: 0.903225806451612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5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50:16</dc:date>
    <dc:creator>steve </dc:creator>
    <meta:generator>LibreOffice/3.4$Unix LibreOffice_project/340m1$Build-402</meta:generator>
    <meta:editing-duration>PT4M36S</meta:editing-duration>
    <meta:editing-cycles>1</meta:editing-cycles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97cm" svg:y="0.316cm" chart:style-name="ch2">
          <text:p>Training MSE, Validation Classification Accuracy vs. Epochs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1.331cm" svg:y="1.635cm" svg:width="8.901cm" svg:height="6.204cm">
          <chartooo:coordinate-region svg:x="2.058cm" svg:y="1.834cm" svg:width="7.894cm" svg:height="5.358cm"/>
          <chart:axis chart:dimension="x" chart:name="primary-x" chart:style-name="ch5">
            <chart:title svg:x="5.181cm" svg:y="8.019cm" chart:style-name="ch6">
              <text:p>Epochs</text:p>
            </chart:title>
          </chart:axis>
          <chart:axis chart:dimension="y" chart:name="primary-y" chart:style-name="ch5">
            <chart:title svg:x="0.451cm" svg:y="4.94cm" chart:style-name="ch7">
              <text:p>%</text:p>
            </chart:title>
            <chart:grid chart:style-name="ch8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26596274885768">
                <text:p>0.926596274885768</text:p>
                <draw:g>
                  <svg:desc>Sheet1.B14:Sheet1.B513</svg:desc>
                </draw:g>
              </table:table-cell>
              <table:table-cell office:value-type="float" office:value="0.0846774193548387">
                <text:p>0.0846774193548387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0072200868432">
                <text:p>0.910072200868432</text:p>
              </table:table-cell>
              <table:table-cell office:value-type="float" office:value="0.092741935483871">
                <text:p>0.092741935483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0016552943743">
                <text:p>0.880016552943743</text:p>
              </table:table-cell>
              <table:table-cell office:value-type="float" office:value="0.173387096774194">
                <text:p>0.173387096774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3628179326486">
                <text:p>0.833628179326486</text:p>
              </table:table-cell>
              <table:table-cell office:value-type="float" office:value="0.266129032258064">
                <text:p>0.266129032258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7183123431133">
                <text:p>0.807183123431133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82806065027418">
                <text:p>0.782806065027418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60741153829511">
                <text:p>0.760741153829511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4255804753406">
                <text:p>0.74255804753406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2739398303938">
                <text:p>0.72739398303938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1405717483783">
                <text:p>0.71405717483783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01888948068262">
                <text:p>0.701888948068262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90514499200213">
                <text:p>0.690514499200213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79686970975716">
                <text:p>0.679686970975716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69190168356765">
                <text:p>0.669190168356765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58824895863989">
                <text:p>0.658824895863989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4846987024041">
                <text:p>0.64846987024041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38104768609448">
                <text:p>0.638104768609448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7799849031379">
                <text:p>0.627799849031379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17684322070844">
                <text:p>0.617684322070844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07902418261396">
                <text:p>0.607902418261396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8521796775699">
                <text:p>0.598521796775699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89544289896576">
                <text:p>0.589544289896576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80964537108334">
                <text:p>0.580964537108334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72782548191265">
                <text:p>0.572782548191265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649481796287">
                <text:p>0.5649481796287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57378551700222">
                <text:p>0.55737855170022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49996018971654">
                <text:p>0.549996018971654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42719497508348">
                <text:p>0.542719497508348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35454461653098">
                <text:p>0.535454461653098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8132044934299">
                <text:p>0.528132044934299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20745394411503">
                <text:p>0.520745394411503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13368988916527">
                <text:p>0.513368988916527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06124099945621">
                <text:p>0.506124099945621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9046881852623">
                <text:p>0.499046881852623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2128170946217">
                <text:p>0.492128170946217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85390168629988">
                <text:p>0.485390168629988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7884644409896">
                <text:p>0.47884644409896</text:p>
              </table:table-cell>
              <table:table-cell office:value-type="float" office:value="0.673387096774194">
                <text:p>0.673387096774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72533924336907">
                <text:p>0.472533924336907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66478963271504">
                <text:p>0.466478963271504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60544266458688">
                <text:p>0.460544266458688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54651163009326">
                <text:p>0.454651163009326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49055109788405">
                <text:p>0.449055109788405</text:p>
              </table:table-cell>
              <table:table-cell office:value-type="float" office:value="0.689516129032258">
                <text:p>0.6895161290322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43645003674094">
                <text:p>0.443645003674094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38534569759844">
                <text:p>0.438534569759844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34025919026327">
                <text:p>0.434025919026327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29576106200783">
                <text:p>0.429576106200783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24741577997593">
                <text:p>0.424741577997593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19923730200019">
                <text:p>0.419923730200019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1525451973645">
                <text:p>0.41525451973645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10726395212293">
                <text:p>0.410726395212293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06322546298753">
                <text:p>0.406322546298753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02021576080131">
                <text:p>0.402021576080131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97828701992349">
                <text:p>0.397828701992349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93764189422692">
                <text:p>0.393764189422692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89838167041299">
                <text:p>0.389838167041299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86004966010034">
                <text:p>0.386004966010034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82201521364738">
                <text:p>0.382201521364738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78475678558839">
                <text:p>0.378475678558839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74917525261233">
                <text:p>0.374917525261233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71428114975945">
                <text:p>0.371428114975945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6775885407193">
                <text:p>0.36775885407193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63753982069767">
                <text:p>0.363753982069767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59583440448254">
                <text:p>0.359583440448254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55688733623932">
                <text:p>0.355688733623932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52090998070308">
                <text:p>0.352090998070308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348245058022638">
                <text:p>0.348245058022638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344423743605648">
                <text:p>0.344423743605648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340777398805777">
                <text:p>0.340777398805777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337198755424212">
                <text:p>0.337198755424212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33603366689076">
                <text:p>0.333603366689076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30019749819907">
                <text:p>0.330019749819907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26373863735613">
                <text:p>0.326373863735613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23235555702497">
                <text:p>0.323235555702497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19654682542564">
                <text:p>0.319654682542564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15654887964312">
                <text:p>0.315654887964312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11749513086738">
                <text:p>0.311749513086738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07988549174581">
                <text:p>0.307988549174581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0432390265521">
                <text:p>0.304323902655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00634730796946">
                <text:p>0.300634730796946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96783159977501">
                <text:p>0.296783159977501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292857676293401">
                <text:p>0.292857676293401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89011613741063">
                <text:p>0.289011613741063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285299234550489">
                <text:p>0.285299234550489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281689104319564">
                <text:p>0.281689104319564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278095341645687">
                <text:p>0.278095341645687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74425367460062">
                <text:p>0.274425367460062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69965663144173">
                <text:p>0.269965663144173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65841086499744">
                <text:p>0.265841086499744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63199888085772">
                <text:p>0.263199888085772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031144717971">
                <text:p>0.26031144717971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57353642794888">
                <text:p>0.257353642794888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5444491973198">
                <text:p>0.25444491973198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51564567870841">
                <text:p>0.251564567870841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48717260682348">
                <text:p>0.248717260682348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45832685334594">
                <text:p>0.245832685334594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42922021650395">
                <text:p>0.242922021650395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4014638584053">
                <text:p>0.24014638584053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37603220857294">
                <text:p>0.237603220857294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3528439964918">
                <text:p>0.23528439964918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3069866978077">
                <text:p>0.233069866978077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230865287843816">
                <text:p>0.230865287843816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228657151045647">
                <text:p>0.228657151045647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226438355175745">
                <text:p>0.226438355175745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224191218435221">
                <text:p>0.224191218435221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221952064975199">
                <text:p>0.221952064975199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21969759657263">
                <text:p>0.21969759657263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217424819166853">
                <text:p>0.217424819166853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215466224050811">
                <text:p>0.215466224050811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213753178358552">
                <text:p>0.213753178358552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12063885836648">
                <text:p>0.212063885836648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211347601560158">
                <text:p>0.211347601560158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211250512249915">
                <text:p>0.211250512249915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208010417546646">
                <text:p>0.208010417546646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20575051004319">
                <text:p>0.20575051004319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203290530411311">
                <text:p>0.203290530411311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200856032477722">
                <text:p>0.200856032477722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98022538794262">
                <text:p>0.198022538794262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96358505580478">
                <text:p>0.196358505580478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94650283172638">
                <text:p>0.194650283172638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93804283524198">
                <text:p>0.193804283524198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93407018739653">
                <text:p>0.193407018739653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92483876603876">
                <text:p>0.192483876603876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189900233882473">
                <text:p>0.189900233882473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87516299957284">
                <text:p>0.187516299957284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8532824161783">
                <text:p>0.18532824161783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82963985855958">
                <text:p>0.182963985855958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80925730891136">
                <text:p>0.180925730891136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7976885679058">
                <text:p>0.17976885679058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80503540577531">
                <text:p>0.180503540577531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86849262878146">
                <text:p>0.186849262878146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177938197293104">
                <text:p>0.17793819729310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179897607848626">
                <text:p>0.17989760784862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174308053853418">
                <text:p>0.1743080538534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176305099793091">
                <text:p>0.176305099793091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178415756227615">
                <text:p>0.178415756227615</text:p>
              </table:table-cell>
              <table:table-cell office:value-type="float" office:value="0.745967741935484">
                <text:p>0.7459677419354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172476144802586">
                <text:p>0.172476144802586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172341233982414">
                <text:p>0.172341233982414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72689581240762">
                <text:p>0.17268958124076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16655254069059">
                <text:p>0.16655254069059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66426593322548">
                <text:p>0.166426593322548</text:p>
              </table:table-cell>
              <table:table-cell office:value-type="float" office:value="0.766129032258065">
                <text:p>0.7661290322580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64001603704221">
                <text:p>0.164001603704221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62605565224646">
                <text:p>0.162605565224646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58418655146495">
                <text:p>0.158418655146495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60725123178811">
                <text:p>0.160725123178811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57517972094657">
                <text:p>0.157517972094657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55985930858967">
                <text:p>0.155985930858967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55690953608977">
                <text:p>0.155690953608977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55433829247569">
                <text:p>0.155433829247569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54697450512015">
                <text:p>0.15469745051201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56233445503103">
                <text:p>0.156233445503103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52764822877719">
                <text:p>0.152764822877719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51377478666788">
                <text:p>0.151377478666788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49631487533523">
                <text:p>0.149631487533523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49049487787453">
                <text:p>0.149049487787453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5008792133731">
                <text:p>0.15008792133731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43801179968988">
                <text:p>0.143801179968988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48135410250422">
                <text:p>0.148135410250422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50405327021181">
                <text:p>0.150405327021181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43285754615052">
                <text:p>0.143285754615052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49461625901266">
                <text:p>0.149461625901266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43452654717613">
                <text:p>0.143452654717613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42981267689052">
                <text:p>0.142981267689052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39643687840962">
                <text:p>0.139643687840962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40790043268166">
                <text:p>0.140790043268166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38899690672344">
                <text:p>0.138899690672344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36427245989145">
                <text:p>0.136427245989145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32266942412024">
                <text:p>0.132266942412024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31978857938746">
                <text:p>0.131978857938746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34326939330999">
                <text:p>0.134326939330999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32824852293354">
                <text:p>0.132824852293354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30726688615355">
                <text:p>0.130726688615355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26683194436415">
                <text:p>0.126683194436415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31227437534526">
                <text:p>0.131227437534526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2665995692603">
                <text:p>0.12665995692603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32529950779071">
                <text:p>0.132529950779071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28462435783185">
                <text:p>0.128462435783185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3080538730195">
                <text:p>0.13080538730195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24843700279758">
                <text:p>0.124843700279758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28351811583349">
                <text:p>0.128351811583349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23426643150262">
                <text:p>0.123426643150262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24706985482381">
                <text:p>0.124706985482381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2468644407154">
                <text:p>0.12468644407154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19504653631084">
                <text:p>0.119504653631084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19174927448384">
                <text:p>0.119174927448384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23620062323446">
                <text:p>0.123620062323446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23628322682722">
                <text:p>0.123628322682722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17284921357473">
                <text:p>0.117284921357473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19508346173089">
                <text:p>0.119508346173089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18702720427087">
                <text:p>0.118702720427087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18427248455835">
                <text:p>0.118427248455835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116890800849574">
                <text:p>0.116890800849574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115337735423709">
                <text:p>0.115337735423709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17834887340767">
                <text:p>0.117834887340767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12757689582251">
                <text:p>0.112757689582251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10604088765134">
                <text:p>0.110604088765134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07904617308483">
                <text:p>0.107904617308483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111391087336677">
                <text:p>0.111391087336677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1159756394609">
                <text:p>0.1159756394609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105329384309831">
                <text:p>0.105329384309831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05803009557999">
                <text:p>0.105803009557999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1044690771681">
                <text:p>0.1044690771681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108571979587691">
                <text:p>0.108571979587691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107089876522935">
                <text:p>0.107089876522935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100688525517348">
                <text:p>0.100688525517348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109194295220744">
                <text:p>0.109194295220744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101182551493974">
                <text:p>0.101182551493974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100721732547632">
                <text:p>0.100721732547632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10395461929753">
                <text:p>0.10395461929753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999959252758117">
                <text:p>0.0999959252758117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101670912504861">
                <text:p>0.101670912504861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995979045647401">
                <text:p>0.0995979045647401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954080994040817">
                <text:p>0.0954080994040817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944758036574972">
                <text:p>0.0944758036574972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102359493194381">
                <text:p>0.102359493194381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107866000317775">
                <text:p>0.107866000317775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101345578598445">
                <text:p>0.101345578598445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93305067911241">
                <text:p>0.093305067911241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909505636384685">
                <text:p>0.0909505636384685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993623335509272">
                <text:p>0.099362333550927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103345157157873">
                <text:p>0.103345157157873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889599484766045">
                <text:p>0.0889599484766045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86070036478632">
                <text:p>0.086070036478632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894730153623742">
                <text:p>0.0894730153623742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951580775276284">
                <text:p>0.0951580775276284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889142367266198">
                <text:p>0.0889142367266198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904641023307659">
                <text:p>0.0904641023307659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888303046506062">
                <text:p>0.0888303046506062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856699515224167">
                <text:p>0.0856699515224167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924088896077659">
                <text:p>0.0924088896077659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778482925423661">
                <text:p>0.0778482925423661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863701934938605">
                <text:p>0.0863701934938605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848479013954367">
                <text:p>0.0848479013954367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789650056176761">
                <text:p>0.078965005617676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841641268566016">
                <text:p>0.0841641268566016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816903335536348">
                <text:p>0.0816903335536348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855452472746218">
                <text:p>0.0855452472746218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874213373801756">
                <text:p>0.0874213373801756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851067071633536">
                <text:p>0.0851067071633536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930091471872094">
                <text:p>0.093009147187209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895945287765287">
                <text:p>0.0895945287765287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845788267563599">
                <text:p>0.0845788267563599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10859785996695">
                <text:p>0.10859785996695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903670720295412">
                <text:p>0.090367072029541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823859160236006">
                <text:p>0.0823859160236006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793641765192259">
                <text:p>0.0793641765192259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770388589072386">
                <text:p>0.0770388589072386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807311622708786">
                <text:p>0.0807311622708786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927461042894967">
                <text:p>0.0927461042894967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845463668236431">
                <text:p>0.0845463668236431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848959013825027">
                <text:p>0.0848959013825027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780493194163663">
                <text:p>0.0780493194163663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889775835504635">
                <text:p>0.0889775835504635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766771972423205">
                <text:p>0.0766771972423205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774949740592246">
                <text:p>0.0774949740592246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776913809600578">
                <text:p>0.077691380960057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794032081785313">
                <text:p>0.079403208178531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761986644158721">
                <text:p>0.076198664415872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73036209623854">
                <text:p>0.073036209623854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708364283389369">
                <text:p>0.0708364283389369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784521934328892">
                <text:p>0.0784521934328892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938559672095896">
                <text:p>0.0938559672095896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813491685396372">
                <text:p>0.081349168539637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750235427010746">
                <text:p>0.0750235427010746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786122490988779">
                <text:p>0.0786122490988779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79332999149688">
                <text:p>0.079332999149688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798779430923294">
                <text:p>0.079877943092329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745476609613597">
                <text:p>0.0745476609613597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686320415622423">
                <text:p>0.0686320415622423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765482497817109">
                <text:p>0.0765482497817109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66758488309238">
                <text:p>0.066758488309238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6188636556491">
                <text:p>0.06188636556491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712263155494669">
                <text:p>0.0712263155494669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674919818083667">
                <text:p>0.0674919818083667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647250250014767">
                <text:p>0.0647250250014767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701687859743374">
                <text:p>0.0701687859743374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636124339159172">
                <text:p>0.0636124339159172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598870301853029">
                <text:p>0.0598870301853029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594516051478274">
                <text:p>0.0594516051478274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630696441801977">
                <text:p>0.0630696441801977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719286282801252">
                <text:p>0.0719286282801252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627207152115974">
                <text:p>0.0627207152115974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576392042989872">
                <text:p>0.0576392042989872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599683553632221">
                <text:p>0.0599683553632221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570662919445368">
                <text:p>0.0570662919445368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583516526794058">
                <text:p>0.0583516526794058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53565351299149">
                <text:p>0.053565351299149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585706284623329">
                <text:p>0.0585706284623329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542776785442324">
                <text:p>0.0542776785442324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5777647820459">
                <text:p>0.0577764782045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575776324599302">
                <text:p>0.0575776324599302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548454776219972">
                <text:p>0.0548454776219972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545673911725521">
                <text:p>0.0545673911725521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589071457123537">
                <text:p>0.058907145712353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526098385561467">
                <text:p>0.0526098385561467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531803526408683">
                <text:p>0.0531803526408683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588311948571807">
                <text:p>0.0588311948571807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517768653201308">
                <text:p>0.0517768653201308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492203409992849">
                <text:p>0.0492203409992849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478503690128348">
                <text:p>0.047850369012834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519112143412182">
                <text:p>0.0519112143412182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476731955047474">
                <text:p>0.0476731955047474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498210533366156">
                <text:p>0.0498210533366156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555274570964391">
                <text:p>0.0555274570964391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55462370189352">
                <text:p>0.055462370189352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46856600569674">
                <text:p>0.046856600569674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468006151820414">
                <text:p>0.0468006151820414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507099593772287">
                <text:p>0.0507099593772287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470590666150491">
                <text:p>0.0470590666150491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438204140707255">
                <text:p>0.0438204140707255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519126633084273">
                <text:p>0.0519126633084273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47726818287554">
                <text:p>0.04772681828755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455473053614966">
                <text:p>0.0455473053614966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424171559141036">
                <text:p>0.042417155914103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483014211594709">
                <text:p>0.0483014211594709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606573255544773">
                <text:p>0.060657325554477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425801814052565">
                <text:p>0.0425801814052565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421892398995109">
                <text:p>0.042189239899510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470057562247111">
                <text:p>0.047005756224711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512664644404567">
                <text:p>0.0512664644404567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447665853856176">
                <text:p>0.0447665853856176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383671507483989">
                <text:p>0.0383671507483989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402288131653377">
                <text:p>0.0402288131653377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464041362738718">
                <text:p>0.0464041362738718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416989285915423">
                <text:p>0.041698928591542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412707851252374">
                <text:p>0.041270785125237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480691830531733">
                <text:p>0.0480691830531733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391241970864339">
                <text:p>0.039124197086433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366387395521777">
                <text:p>0.0366387395521777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378369573704115">
                <text:p>0.037836957370411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371402610108784">
                <text:p>0.0371402610108784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366506624639969">
                <text:p>0.036650662463996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379257229599761">
                <text:p>0.0379257229599761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40050634311435">
                <text:p>0.040050634311435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353907604346182">
                <text:p>0.0353907604346182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357438093591553">
                <text:p>0.035743809359155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350104913169832">
                <text:p>0.0350104913169832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358894971396996">
                <text:p>0.0358894971396996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444771851843752">
                <text:p>0.0444771851843752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360152871077746">
                <text:p>0.0360152871077746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448139355285261">
                <text:p>0.0448139355285261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384216095854721">
                <text:p>0.0384216095854721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350665034210079">
                <text:p>0.035066503421007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346736984895589">
                <text:p>0.034673698489558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404127988191521">
                <text:p>0.040412798819152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36858978304527">
                <text:p>0.036858978304527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415230758972872">
                <text:p>0.0415230758972872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37441052432514">
                <text:p>0.03744105243251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36426307440565">
                <text:p>0.036426307440565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414822245832333">
                <text:p>0.0414822245832333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375948805750899">
                <text:p>0.0375948805750899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35562870576071">
                <text:p>0.03556287057607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384615251444172">
                <text:p>0.0384615251444172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334672217669769">
                <text:p>0.0334672217669769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342163547217725">
                <text:p>0.0342163547217725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341689927066378">
                <text:p>0.0341689927066378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346975593210128">
                <text:p>0.0346975593210128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369365800177344">
                <text:p>0.0369365800177344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355300660636827">
                <text:p>0.0355300660636827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347560300631181">
                <text:p>0.0347560300631181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374657803065113">
                <text:p>0.0374657803065113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341982143656719">
                <text:p>0.034198214365671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34017305291995">
                <text:p>0.034017305291995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331416079185284">
                <text:p>0.0331416079185284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336150575075987">
                <text:p>0.0336150575075987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324416284459183">
                <text:p>0.032441628445918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338196528023468">
                <text:p>0.0338196528023468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317510754618024">
                <text:p>0.0317510754618024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316192903977562">
                <text:p>0.0316192903977562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316288662919336">
                <text:p>0.031628866291933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315126099873996">
                <text:p>0.031512609987399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315359152126345">
                <text:p>0.0315359152126345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313883312648101">
                <text:p>0.0313883312648101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315064376273999">
                <text:p>0.0315064376273999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313209233030247">
                <text:p>0.0313209233030247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329783002799221">
                <text:p>0.0329783002799221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331867102117432">
                <text:p>0.0331867102117432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310590804579092">
                <text:p>0.0310590804579092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323344648725536">
                <text:p>0.0323344648725536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322027331779389">
                <text:p>0.032202733177938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321136305177213">
                <text:p>0.032113630517721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315558449269312">
                <text:p>0.0315558449269312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306777113863361">
                <text:p>0.0306777113863361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309679277910958">
                <text:p>0.0309679277910958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302397190284616">
                <text:p>0.030239719028461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308237873903891">
                <text:p>0.0308237873903891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297967268506284">
                <text:p>0.0297967268506284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308718536310608">
                <text:p>0.0308718536310608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296071991150287">
                <text:p>0.0296071991150287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303728936555805">
                <text:p>0.030372893655580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294199259049464">
                <text:p>0.0294199259049464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301679598487591">
                <text:p>0.0301679598487591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292605568030876">
                <text:p>0.029260556803087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299163430449293">
                <text:p>0.0299163430449293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291502438135265">
                <text:p>0.029150243813526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296348135685695">
                <text:p>0.029634813568569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291078305221977">
                <text:p>0.0291078305221977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293126207771965">
                <text:p>0.029312620777196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289908925500576">
                <text:p>0.028990892550057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289632841799322">
                <text:p>0.0289632841799322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288070182404069">
                <text:p>0.0288070182404069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287244031885074">
                <text:p>0.0287244031885074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286301267798207">
                <text:p>0.0286301267798207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285456690446443">
                <text:p>0.0285456690446443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284661634981042">
                <text:p>0.0284661634981042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283908920374344">
                <text:p>0.0283908920374344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283189791772621">
                <text:p>0.0283189791772621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282497194529532">
                <text:p>0.0282497194529532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281827083854378">
                <text:p>0.0281827083854378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281177448878715">
                <text:p>0.0281177448878715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280547544558971">
                <text:p>0.0280547544558971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279937242160185">
                <text:p>0.0279937242160185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279346590216303">
                <text:p>0.0279346590216303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278775558602725">
                <text:p>0.0278775558602725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27822392614287">
                <text:p>0.027822392614287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27769126587351">
                <text:p>0.027769126587351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277176984656925">
                <text:p>0.0277176984656925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276680383080568">
                <text:p>0.0276680383080568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276200713845058">
                <text:p>0.0276200713845058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275737228356974">
                <text:p>0.0275737228356974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275289209366327">
                <text:p>0.0275289209366327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274855991737091">
                <text:p>0.0274855991737091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274436974768301">
                <text:p>0.0274436974768301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274031629214399">
                <text:p>0.0274031629214399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273639501312226">
                <text:p>0.0273639501312226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273260215269695">
                <text:p>0.0273260215269695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272893475015992">
                <text:p>0.0272893475015992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272539065575762">
                <text:p>0.0272539065575762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272196854163183">
                <text:p>0.0272196854163183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271866790944384">
                <text:p>0.0271866790944384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271548909356001">
                <text:p>0.0271548909356001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271243325882456">
                <text:p>0.0271243325882456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270950239287917">
                <text:p>0.0270950239287917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270669929473035">
                <text:p>0.0270669929473035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270402756368044">
                <text:p>0.0270402756368044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270149159547012">
                <text:p>0.0270149159547012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269909659518102">
                <text:p>0.0269909659518102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269684861947448">
                <text:p>0.0269684861947448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269475466615187">
                <text:p>0.0269475466615187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269282284075589">
                <text:p>0.0269282284075589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269106265135876">
                <text:p>0.0269106265135876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268948551076856">
                <text:p>0.0268948551076856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268810554615586">
                <text:p>0.0268810554615586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268694081343233">
                <text:p>0.0268694081343233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268601500246439">
                <text:p>0.0268601500246439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268535979256128">
                <text:p>0.0268535979256128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26850183693753">
                <text:p>0.026850183693753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268505150022748">
                <text:p>0.0268505150022748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268554921151834">
                <text:p>0.0268554921151834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268665359258473">
                <text:p>0.0268665359258473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268860137528492">
                <text:p>0.0268860137528492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269179874282334">
                <text:p>0.0269179874282334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269694782152838">
                <text:p>0.0269694782152838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270523484322404">
                <text:p>0.0270523484322404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271811679681372">
                <text:p>0.0271811679681372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273369927554588">
                <text:p>0.0273369927554588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274261929170192">
                <text:p>0.0274261929170192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274516178257836">
                <text:p>0.0274516178257836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27434681831606">
                <text:p>0.027434681831606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274103037428476">
                <text:p>0.0274103037428476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273902173079325">
                <text:p>0.0273902173079325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267760489575827">
                <text:p>0.0267760489575827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276553931600825">
                <text:p>0.0276553931600825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360824184274821">
                <text:p>0.0360824184274821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268902864468954">
                <text:p>0.0268902864468954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270418126507303">
                <text:p>0.0270418126507303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267115750262949">
                <text:p>0.0267115750262949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27274026006413">
                <text:p>0.027274026006413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615295315521349">
                <text:p>0.0615295315521349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364305083689056">
                <text:p>0.036430508368905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294944884399598">
                <text:p>0.0294944884399598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265536868443022">
                <text:p>0.0265536868443022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27163306739985">
                <text:p>0.02716330673998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26624208025626">
                <text:p>0.02662420802562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270175018668374">
                <text:p>0.0270175018668374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267148860092597">
                <text:p>0.0267148860092597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268644551443587">
                <text:p>0.0268644551443587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26630809021317">
                <text:p>0.026630809021317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267663911236912">
                <text:p>0.026766391123691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264602196110992">
                <text:p>0.0264602196110992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268321795591541">
                <text:p>0.0268321795591541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263945191997088">
                <text:p>0.0263945191997088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268480147251106">
                <text:p>0.0268480147251106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26370167287376">
                <text:p>0.026370167287376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270191787297549">
                <text:p>0.0270191787297549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266159950522023">
                <text:p>0.0266159950522023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266239272554715">
                <text:p>0.026623927255471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26746638905681">
                <text:p>0.026746638905681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265280219155888">
                <text:p>0.0265280219155888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29589803352893">
                <text:p>0.02958980335289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307820045204446">
                <text:p>0.0307820045204446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275121781689689">
                <text:p>0.0275121781689689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265904803598008">
                <text:p>0.0265904803598008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275913610911809">
                <text:p>0.0275913610911809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26310268850638">
                <text:p>0.026310268850638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266425725723711">
                <text:p>0.0266425725723711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270855638597004">
                <text:p>0.0270855638597004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268943248097392">
                <text:p>0.0268943248097392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269710245094682">
                <text:p>0.0269710245094682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269498524348826">
                <text:p>0.026949852434882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269338146010538">
                <text:p>0.0269338146010538</text:p>
              </table:table-cell>
              <table:table-cell office:value-type="float" office:value="0.903225806451613">
                <text:p>0.903225806451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